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c27dd" officeooo:paragraph-rsid="001c27d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c27dd" officeooo:paragraph-rsid="001c27d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officeooo:rsid="001c27dd" officeooo:paragraph-rsid="001c27dd" style:font-size-asian="48pt" style:font-size-complex="48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none" officeooo:rsid="001c27dd" officeooo:paragraph-rsid="001c27dd" style:font-size-asian="12.25pt" style:font-style-asian="italic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c27dd" officeooo:paragraph-rsid="001c27d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c27dd" officeooo:paragraph-rsid="0021ed0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officeooo:rsid="001c27dd" officeooo:paragraph-rsid="001c27d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1ed04" officeooo:paragraph-rsid="0021ed0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c27dd" officeooo:paragraph-rsid="001c27dd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1c27dd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1dc9f0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20ccca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2200aa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20d4a0" officeooo:paragraph-rsid="001dc9f0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dc9f0" officeooo:paragraph-rsid="001dc9f0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27998c" officeooo:paragraph-rsid="0027998c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bold" officeooo:rsid="0027998c" officeooo:paragraph-rsid="0027998c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bold" officeooo:rsid="002aaae1" officeooo:paragraph-rsid="002aaae1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aaae1" officeooo:paragraph-rsid="002aaae1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style:text-underline-style="none" officeooo:rsid="001c27dd" officeooo:paragraph-rsid="0024e43a" style:font-size-asian="12.25pt" style:font-style-asian="italic" style:font-size-complex="14pt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ize="14pt" fo:font-style="italic" style:text-underline-style="none" officeooo:rsid="00291aab" officeooo:paragraph-rsid="00291aab" style:font-size-asian="12.25pt" style:font-style-asian="italic" style:font-size-complex="14pt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aaae1" officeooo:paragraph-rsid="002aaae1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24e43a"/>
    </style:style>
    <style:style style:name="P24" style:family="paragraph" style:parent-style-name="Standard">
      <style:paragraph-properties fo:text-align="start" style:justify-single-word="false"/>
      <style:text-properties officeooo:paragraph-rsid="002aaae1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26e2eb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weight="bold" officeooo:paragraph-rsid="002aaae1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font-size="14pt" style:text-underline-style="none" style:font-size-asian="12.25pt" style:font-size-complex="14pt"/>
    </style:style>
    <style:style style:name="T3" style:family="text">
      <style:text-properties fo:font-size="14pt" style:text-underline-style="none" officeooo:rsid="001dc9f0" style:font-size-asian="12.25pt" style:font-size-complex="14pt"/>
    </style:style>
    <style:style style:name="T4" style:family="text">
      <style:text-properties fo:font-size="14pt" style:text-underline-style="none" officeooo:rsid="001c27dd" style:font-size-asian="12.25pt" style:font-size-complex="14pt"/>
    </style:style>
    <style:style style:name="T5" style:family="text">
      <style:text-properties fo:font-size="14pt" style:text-underline-style="none" officeooo:rsid="0024e43a" style:font-size-asian="12.25pt" style:font-size-complex="14pt"/>
    </style:style>
    <style:style style:name="T6" style:family="text">
      <style:text-properties fo:font-size="14pt" style:text-underline-style="none" officeooo:rsid="002bf0cd" style:font-size-asian="12.25pt" style:font-size-complex="14pt"/>
    </style:style>
    <style:style style:name="T7" style:family="text">
      <style:text-properties fo:font-size="14pt" style:text-underline-style="none" officeooo:rsid="002bfde4" style:font-size-asian="12.25pt" style:font-size-complex="14pt"/>
    </style:style>
    <style:style style:name="T8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9" style:family="text">
      <style:text-properties fo:font-size="14pt" style:text-underline-style="none" fo:font-weight="bold" officeooo:rsid="001dc9f0" style:font-size-asian="12.25pt" style:font-weight-asian="bold" style:font-size-complex="14pt" style:font-weight-complex="bold"/>
    </style:style>
    <style:style style:name="T10" style:family="text">
      <style:text-properties fo:font-size="14pt" style:text-underline-style="none" fo:font-weight="bold" officeooo:rsid="0020ccca" style:font-size-asian="12.25pt" style:font-weight-asian="bold" style:font-size-complex="14pt" style:font-weight-complex="bold"/>
    </style:style>
    <style:style style:name="T11" style:family="text">
      <style:text-properties fo:font-size="14pt" style:text-underline-style="none" fo:font-weight="bold" officeooo:rsid="0020d4a0" style:font-size-asian="12.25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officeooo:rsid="002200aa" style:font-size-asian="12.25pt" style:font-weight-asian="bold" style:font-size-complex="14pt" style:font-weight-complex="bold"/>
    </style:style>
    <style:style style:name="T13" style:family="text">
      <style:text-properties fo:font-size="14pt" style:text-underline-style="none" fo:font-weight="bold" officeooo:rsid="002aaae1" style:font-size-asian="12.25pt" style:font-weight-asian="bold" style:font-size-complex="14pt" style:font-weight-complex="bold"/>
    </style:style>
    <style:style style:name="T14" style:family="text">
      <style:text-properties fo:font-size="14pt" style:text-underline-style="none" fo:font-weight="bold" officeooo:rsid="002d5e7e" style:font-size-asian="12.25pt" style:font-weight-asian="bold" style:font-size-complex="14pt" style:font-weight-complex="bold"/>
    </style:style>
    <style:style style:name="T15" style:family="text">
      <style:text-properties fo:font-size="14pt" style:text-underline-style="none" fo:font-weight="normal" officeooo:rsid="002aaae1" style:font-size-asian="12.25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2bf0cd" style:font-size-asian="12.25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2bfde4" style:font-size-asian="12.25pt" style:font-weight-asian="normal" style:font-size-complex="14pt" style:font-weight-complex="normal"/>
    </style:style>
    <style:style style:name="T18" style:family="text">
      <style:text-properties fo:font-size="14pt" style:text-underline-style="none" fo:font-weight="normal" officeooo:rsid="002d5e7e" style:font-size-asian="12.25pt" style:font-weight-asian="normal" style:font-size-complex="14pt" style:font-weight-complex="normal"/>
    </style:style>
    <style:style style:name="T19" style:family="text">
      <style:text-properties fo:font-size="14pt" fo:font-style="normal" style:text-underline-style="none" fo:font-weight="normal" officeooo:rsid="001dc9f0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style:text-underline-style="none" fo:font-weight="normal" officeooo:rsid="001f342d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1ed04" style:font-weight-asian="bold" style:font-weight-complex="bold"/>
    </style:style>
    <style:style style:name="T23" style:family="text">
      <style:text-properties fo:font-size="20pt" style:text-underline-style="solid" style:text-underline-width="auto" style:text-underline-color="font-color" officeooo:rsid="001c27dd" style:font-size-asian="17.5pt" style:font-size-complex="20pt"/>
    </style:style>
    <style:style style:name="T24" style:family="text">
      <style:text-properties fo:font-size="20pt" style:text-underline-style="solid" style:text-underline-width="auto" style:text-underline-color="font-color" officeooo:rsid="0024e43a" style:font-size-asian="17.5pt" style:font-size-complex="20pt"/>
    </style:style>
    <style:style style:name="T25" style:family="text">
      <style:text-properties officeooo:rsid="0026e2e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92a3b" style:font-weight-asian="normal" style:font-weight-complex="normal"/>
    </style:style>
    <style:style style:name="T28" style:family="text">
      <style:text-properties fo:font-weight="normal" officeooo:rsid="002aaae1" style:font-weight-asian="normal" style:font-weight-complex="normal"/>
    </style:style>
    <style:style style:name="T29" style:family="text">
      <style:text-properties fo:font-weight="normal" officeooo:rsid="002bf0cd" style:font-weight-asian="normal" style:font-weight-complex="normal"/>
    </style:style>
    <style:style style:name="T30" style:family="text">
      <style:text-properties fo:font-weight="normal" officeooo:rsid="002bfde4" style:font-weight-asian="normal" style:font-weight-complex="normal"/>
    </style:style>
    <style:style style:name="T31" style:family="text">
      <style:text-properties fo:font-weight="normal" officeooo:rsid="002d5e7e" style:font-weight-asian="normal" style:font-weight-complex="normal"/>
    </style:style>
    <style:style style:name="T32" style:family="text">
      <style:text-properties officeooo:rsid="002aaae1"/>
    </style:style>
    <style:style style:name="T33" style:family="text">
      <style:text-properties officeooo:rsid="002bfde4"/>
    </style:style>
    <style:style style:name="T34" style:family="text">
      <style:text-properties officeooo:rsid="002d5e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Document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Côté utilisateur :</text:p>
      <text:p text:style-name="P5">Cette partie de la documentation regroupe les commandes de l’utilisateur.</text:p>
      <text:p text:style-name="P5"/>
      <text:p text:style-name="P4">Note : toutes les commandes décrites ici doivent être précédées de GQCM pour fonctionner (exemple : <text:span text:style-name="T1">GQCM</text:span> import fichier.tex).</text:p>
      <text:p text:style-name="P4"/>
      <text:p text:style-name="P10">Import :<text:span text:style-name="T2"> Permet d’importer les questions contenues dans un fichier .tex dans la base de donnée du logiciel. On a plusieurs cas d’utilisation :</text:span></text:p>
      <text:p text:style-name="P11"><text:span text:style-name="T2">«</text:span><text:span text:style-name="T8"> GQCM import </text:span><text:span text:style-name="T9">Cheminversfichier/</text:span><text:span text:style-name="T8">fichier.tex </text:span><text:span text:style-name="T2">» l</text:span><text:span text:style-name="T3">es questions sont transformées en objet Question utilisables par le système et stockées dans une selection temporaire, l’utilisateur peut ensuite choisir celles qu’il désire sauvegarder tel qu’indiqué par la commande.</text:span></text:p>
      <text:p text:style-name="P11"><text:span text:style-name="T3">«</text:span><text:span text:style-name="T8">GQCM import</text:span><text:span text:style-name="T3">»</text:span></text:p>
      <text:p text:style-name="P11"><text:span text:style-name="T3">«</text:span><text:span text:style-name="T9">Cheminversfichier/fichier.tex</text:span><text:span text:style-name="T3">» Même principe mais entrée de la commande en plusieurs lignes.</text:span></text:p>
      <text:p text:style-name="P14"/>
      <text:p text:style-name="P10">Show :</text:p>
      <text:p text:style-name="P11"><text:span text:style-name="T8">« GQCM </text:span><text:span text:style-name="T9">show » </text:span><text:span text:style-name="T19">Montre toutes les questions </text:span><text:span text:style-name="T20">sauvegardées</text:span><text:span text:style-name="T19"> dans la base de donnée</text:span></text:p>
      <text:p text:style-name="P15"/>
      <text:p text:style-name="P10">Search :</text:p>
      <text:p text:style-name="P13"><text:span text:style-name="T8">« GQCM </text:span><text:span text:style-name="T12">search</text:span><text:span text:style-name="T9">» </text:span></text:p>
      <text:p text:style-name="P13"><text:span text:style-name="T9">« </text:span><text:span text:style-name="T12">critère de recherche</text:span><text:span text:style-name="T9">»</text:span></text:p>
      <text:p text:style-name="P13"><text:span text:style-name="T9">« </text:span><text:span text:style-name="T12">nom du critère</text:span><text:span text:style-name="T9">»</text:span></text:p>
      <text:p text:style-name="P10"/>
      <text:p text:style-name="P10">Export :</text:p>
      <text:p text:style-name="P12"><text:span text:style-name="T3">«</text:span><text:span text:style-name="T8">GQCM </text:span><text:span text:style-name="T10">export »</text:span></text:p>
      <text:p text:style-name="P12"><text:span text:style-name="T10">« </text:span><text:span text:style-name="T11">critère (tag, nom ou id)</text:span><text:span text:style-name="T10">»</text:span></text:p>
      <text:p text:style-name="P9">«<text:span text:style-name="T21"> </text:span><text:span text:style-name="T22">nomCritère</text:span>»</text:p>
      <text:p text:style-name="P9">«<text:span text:style-name="T21"> </text:span><text:span text:style-name="T22">quit</text:span>» </text:p>
      <text:p text:style-name="P6">«<text:span text:style-name="T21"> </text:span><text:span text:style-name="T22">finish</text:span>»</text:p>
      <text:p text:style-name="P6">«<text:span text:style-name="T21"> </text:span><text:span text:style-name="T22">fichierdestination</text:span>» </text:p>
      <text:p text:style-name="P8">Permet d’exporter des questions dans un fichier destination.</text:p>
      <text:p text:style-name="P8">On choisit un critère d’export, <text:span text:style-name="T21">tag</text:span>, <text:span text:style-name="T21">nom</text:span> ou <text:span text:style-name="T21">id</text:span> puis on entre le critère (exemple : on tape <text:span text:style-name="T21">nom</text:span> puis «<text:span text:style-name="T21"> nomQuestion </text:span>»), on tape ensuite <text:span text:style-name="T21">quit</text:span> puis on peut choisir de sélectionner plus de question de la même manière ou passer directement à l’export en tapant <text:span text:style-name="T21">finish</text:span>. On tape ensuite un nom de fichier (exemple <text:span text:style-name="T21">fichierExport</text:span>) qui doit être différent de « », ensuite les questions sélectionnées seront sauvegardées dans le fichier <text:span text:style-name="T21">fichierExport.tex</text:span>.</text:p>
      <text:p text:style-name="P7"/>
      <text:p text:style-name="P7"/>
      <text:p text:style-name="P7"/>
      <text:p text:style-name="P7"><text:soft-page-break/></text:p>
      <text:p text:style-name="P23"><text:span text:style-name="T23">Côté </text:span><text:span text:style-name="T24">développeur</text:span><text:span text:style-name="T23">:</text:span></text:p>
      <text:p text:style-name="P23"><text:span text:style-name="T4">Cette partie de la documentation </text:span><text:span text:style-name="T5">explique les différents modules utilisés par le système.</text:span></text:p>
      <text:p text:style-name="P21">Note : La plupart des fonctions expliquées ici sont également expliquées directement en commentaire dans le fichier DB.py</text:p>
      <text:p text:style-name="P20"/>
      <text:p text:style-name="P25">D<text:span text:style-name="T25">B</text:span> :</text:p>
      <text:p text:style-name="P16">Ce module implémente une base de donnée stockant des objets provenant du module QCM. Cette base de donnée est sauvegardée dans un fichier au format json <text:span text:style-name="T32">en tant que dictionnaire</text:span>.</text:p>
      <text:p text:style-name="P16"/>
      <text:p text:style-name="P17">tag_check(tags, required) :<text:span text:style-name="T26"> </text:span><text:span text:style-name="T27">retourne vrai si tags contient tous les tags contenus dans required, faux sinon. (tags et required sont des listes de variables de type string)</text:span></text:p>
      <text:p text:style-name="P16"/>
      <text:p text:style-name="P17">keyword_check(text, keywords):<text:span text:style-name="T26">r</text:span><text:span text:style-name="T28">etourne vrai si text contient tous les mots contenus dans keywords, faux sinon.</text:span></text:p>
      <text:p text:style-name="P17"><text:span text:style-name="T28"/></text:p>
      <text:p text:style-name="P17">reponse_from_dict(rdict):<text:span text:style-name="T26">r</text:span><text:span text:style-name="T28">etourne une variable de type QCM.response crée à partir du dictionnaire passé en paramètre.</text:span></text:p>
      <text:p text:style-name="P17"><text:span text:style-name="T28"/></text:p>
      <text:p text:style-name="P17">question_from_dict(qdict):<text:span text:style-name="T28">retourne une variable de type QCM.question crée à partir du dictionnaire passé en paramètre.</text:span></text:p>
      <text:p text:style-name="P17"><text:span text:style-name="T28"/></text:p>
      <text:p text:style-name="P22">La classe Base :</text:p>
      <text:p text:style-name="P19">Il s’agit de la classe utilisée pour représenté la base de donnée dans le système.</text:p>
      <text:p text:style-name="P19"/>
      <text:p text:style-name="P24"><text:span text:style-name="T13">__init__(self, input_file):</text:span><text:span text:style-name="T15"> </text:span><text:span text:style-name="T16">stocke input_file dans filename puis stocke les données récupérées dans le fichier ouvert via input_file dans le dictionnaire data.</text:span></text:p>
      <text:p text:style-name="P24"><text:span text:style-name="T16"/></text:p>
      <text:p text:style-name="P26"><text:span text:style-name="T6">persist(self):</text:span><text:span text:style-name="T17">Sauvegarde data dans le fichier ouvert via filename.</text:span></text:p>
      <text:p text:style-name="P26"><text:span text:style-name="T17"/></text:p>
      <text:p text:style-name="P26"><text:span text:style-name="T7">add_question(self, question):</text:span><text:span text:style-name="T17">Ajout de l’objet QCM.question à data après conversion au format dictionnaire</text:span></text:p>
      <text:p text:style-name="P26"><text:span text:style-name="T17"/></text:p>
      <text:p text:style-name="P26"><text:span text:style-name="T7">add_multiple(self, questions):</text:span><text:span text:style-name="T17">Appl add_question pour chaque QCM.question contenue dans la liste questions</text:span></text:p>
      <text:p text:style-name="P26"><text:span text:style-name="T17"/></text:p>
      <text:p text:style-name="P26"><text:span text:style-name="T7">del_question(self, index):</text:span><text:span text:style-name="T17">Supprime la question d’index correspondant de data</text:span></text:p>
      <text:p text:style-name="P26"/>
      <text:p text:style-name="P26"><text:span text:style-name="T7">get_question(self, index):</text:span><text:span text:style-name="T17">Retourne la question d’index correspondant de data</text:span></text:p>
      <text:p text:style-name="P26"/>
      <text:p text:style-name="P18">update_question(self, index, question):<text:span text:style-name="T30">Remplace la question d’index correspondant dans data ou la crée si aucune question d’index correspondant n’existe</text:span></text:p>
      <text:p text:style-name="P18"><text:soft-page-break/><text:span text:style-name="T33">question_by_*(self, *):</text:span><text:span text:style-name="T30">Retourne la question correspondant </text:span><text:span text:style-name="T31">au critère * (nom,id ou tag) de la base de donnée.</text:span></text:p>
      <text:p text:style-name="P18"><text:span text:style-name="T31"/></text:p>
      <text:p text:style-name="P24"><text:span text:style-name="T14">all_questions(self):</text:span><text:span text:style-name="T18">Retourne une liste de toutes les questions contenues dans data après conversion en objet QCM.question</text:span></text:p>
      <text:p text:style-name="P18"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0:01:25.758310273</meta:creation-date>
    <dc:date>2021-05-27T15:40:37.133631791</dc:date>
    <meta:editing-duration>PT1H1M17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4" meta:paragraph-count="43" meta:word-count="505" meta:character-count="3482" meta:non-whitespace-character-count="3017"/>
  </office:meta>
</office:document-meta>
</file>